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unicipios" table:style-name="ta1">
        <table:table-column table:style-name="co1" table:number-columns-repeated="2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bre</text:p>
          </table:table-cell>
          <table:table-cell table:number-columns-repeated="102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nsenada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exicali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Tecate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OVALIDO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O_VALIDO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an Quintín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an Felipe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 table:number-rows-repeated="3">
          <table:table-cell table:style-name="Default"/>
          <table:table-cell/>
          <table:table-cell table:style-name="ce2"/>
          <table:table-cell table:number-columns-repeated="1021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Default"/>
          <table:table-cell/>
          <table:table-cell table:style-name="ce2"/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56">
      <number:month/>
      <number:text>-</number:text>
      <number:day/>
      <number:text>-</number:text>
      <number:year/>
    </number:date-style>
    <number:date-style style:name="N155">
      <number:year number:style="long"/>
      <number:text> </number:text>
      <number:month/>
    </number:date-style>
    <number:date-style style:name="N154">
      <number:month number:style="long"/>
      <number:text> </number:text>
      <number:day number:style="long"/>
    </number:date-style>
    <number:date-style style:name="N153">
      <number:month/>
      <number:text>, </number:text>
      <number:day/>
    </number:date-style>
    <number:date-style style:name="N152">
      <number:month/>
      <number:text>-</number:text>
      <number:day/>
      <number:text>-</number:text>
      <number:year number:style="long"/>
    </number:date-style>
    <number:date-style style:name="N151">
      <number:month/>
      <number:text>, </number:text>
      <number:day/>
      <number:text>, </number:text>
      <number:year number:style="long"/>
    </number:date-style>
    <number:date-style style:name="N150">
      <number:month/>
      <number:text> </number:text>
      <number:day/>
    </number:dat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4">
      <number:year number:style="long"/>
      <number:text>-</number:text>
      <number:month/>
    </number:date-style>
    <number:date-style style:name="N145">
      <number:year number:style="long"/>
      <number:text>-</number:text>
      <number:month number:style="long"/>
    </number:date-style>
    <number:date-style style:name="N146">
      <number:year number:style="long"/>
      <number:text> </number:text>
      <number:month number:style="long"/>
    </number:date-style>
    <number:date-style style:name="N147">
      <number:month/>
      <number:text>-</number:text>
      <number:day/>
    </number:date-style>
    <number:date-style style:name="N148">
      <number:month/>
      <number:text>/</number:text>
      <number:day/>
    </number:date-style>
    <number:date-style style:name="N149">
      <number:month/>
      <number:text> </number:text>
      <number:day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23:14:11.282418177</meta:creation-date>
    <dc:date>2025-03-03T23:14:15.526647750</dc:date>
    <meta:editing-duration>PT4S</meta:editing-duration>
    <meta:editing-cycles>1</meta:editing-cycles>
    <meta:document-statistic meta:table-count="1" meta:cell-count="16" meta:object-count="0"/>
    <meta:generator>LibreOffice/7.3.7.2$Linux_X86_64 LibreOffice_project/30$Build-2</meta:generator>
  </office:meta>
</office:document-meta>
</file>